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0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0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0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0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Octubre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867080.98" calcext:value-type="float">
            <text:p>$ 867.080,9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86400" calcext:value-type="float">
            <text:p>$ 286.4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693603.26" calcext:value-type="float">
            <text:p>$ 693.603,2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214090" calcext:value-type="float">
            <text:p>$ 214.09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63031" calcext:value-type="float">
            <text:p>$ 163.03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850380" calcext:value-type="float">
            <text:p>$ 850.380,00</text:p>
          </table:table-cell>
          <table:table-cell table:style-name="ce26" office:value-type="string" calcext:value-type="string">
            <text:p>Colecta Misiones</text:p>
          </table:table-cell>
          <table:table-cell table:style-name="ce16" office:value-type="float" office:value="40000" calcext:value-type="float">
            <text:p>$ 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677220" calcext:value-type="float">
            <text:p>$ 677.220,00</text:p>
          </table:table-cell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16600" calcext:value-type="float">
            <text:p>$ 16.6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603010" calcext:value-type="float">
            <text:p>$ 603.01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81000" calcext:value-type="float">
            <text:p>$ 481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54290" calcext:value-type="float">
            <text:p>$ 54.29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113600" calcext:value-type="float">
            <text:p>$ 113.600,00</text:p>
          </table:table-cell>
          <table:table-cell table:style-name="ce26" office:value-type="string" calcext:value-type="string">
            <text:p>Arreglo Toyota</text:p>
          </table:table-cell>
          <table:table-cell table:style-name="ce16" office:value-type="float" office:value="658543.32" calcext:value-type="float">
            <text:p>$ 658.543,3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2798990" calcext:value-type="float">
            <text:p>$ 2.798.990,00</text:p>
          </table:table-cell>
          <table:table-cell table:style-name="ce26" office:value-type="string" calcext:value-type="string">
            <text:p>Flete</text:p>
          </table:table-cell>
          <table:table-cell table:style-name="ce16" office:value-type="float" office:value="25087" calcext:value-type="float">
            <text:p>$ 25.08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105204.8" calcext:value-type="float">
            <text:p>$ 105.204,8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ervice Toyota</text:p>
          </table:table-cell>
          <table:table-cell table:style-name="ce16" office:value-type="float" office:value="250000" calcext:value-type="float">
            <text:p>$ 25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Farmacia</text:p>
          </table:table-cell>
          <table:table-cell table:style-name="ce16" office:value-type="float" office:value="75060" calcext:value-type="float">
            <text:p>$ 75.06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Limpieza templos</text:p>
          </table:table-cell>
          <table:table-cell table:style-name="ce16" office:value-type="float" office:value="185000" calcext:value-type="float">
            <text:p>$ 18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364000" calcext:value-type="float">
            <text:p>$ 36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580000" calcext:value-type="float">
            <text:p>$ 1.58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279899" calcext:value-type="float">
            <text:p>$ 279.899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4]+[.C23]" office:value-type="float" office:value="4378990" calcext:value-type="float">
            <text:p>$ 4.378.99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4])" office:value-type="float" office:value="5204109.36" calcext:value-type="float">
            <text:p>$ 5.204.109,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6]-[.E26]" office:value-type="float" office:value="-825119.36" calcext:value-type="float">
            <text:p>-$ 825.119,3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2">
      <number:hours/>
      <number:text>:</number:text>
      <number:minutes number:style="long"/>
      <number:text> </number:text>
      <number:am-pm/>
    </number:time-style>
    <number:date-style style:name="N141">
      <number:day/>
      <number:text>-</number:text>
      <number:month number:textual="true"/>
      <number:text>-</number:text>
      <number:year/>
    </number:dat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21">
      <number:day/>
      <number:text>-</number:text>
      <number:month number:textual="true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hours/>
      <number:text>:</number:text>
      <number:minutes number:style="long"/>
    </number:time-style>
    <number:date-style style:name="N143">
      <number:month/>
      <number:text>/</number:text>
      <number:day/>
      <number:text>/</number:text>
      <number:year number:style="long"/>
    </number:date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1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0P0"/>
    </number:currency-style>
    <number:time-style style:name="N137">
      <number:minutes number:style="long"/>
      <number:text>:</number:text>
      <number:seconds number:style="long" number:decimal-places="1"/>
    </number:time-style>
    <number:number-style style:name="N108P0" style:volatile="true">
      <number:text>$ </number:text>
      <number:number number:decimal-places="2" number:min-decimal-places="2" number:min-integer-digits="1" number:grouping="true"/>
    </number:number-style>
    <number:number-style style:name="N10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12-03T19:29:17.434187671</dc:date>
    <meta:editing-cycles>121</meta:editing-cycles>
    <meta:editing-duration>PT11H24M31S</meta:editing-duration>
    <meta:generator>LibreOffice/7.3.7.2$Linux_X86_64 LibreOffice_project/30$Build-2</meta:generator>
    <meta:print-date>2025-12-03T19:28:39.974132921</meta:print-date>
    <meta:document-statistic meta:table-count="1" meta:cell-count="64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